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2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45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100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69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102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0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3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951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974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101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77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101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57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980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101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960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93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2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6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925" draw:master-page-name="Master1-Layout1-title-Title-Slide" presentation:presentation-page-layout-name="Master1-PPL1">
        <draw:frame draw:id="id115" presentation:style-name="a930" draw:name="Title 1" svg:x="0.75in" svg:y="1.91667in" svg:width="8.5in" svg:height="2.00105in" presentation:class="title" presentation:placeholder="false">
          <draw:text-box>
            <text:p text:style-name="a929" text:class-names="" text:cond-style-name=""><text:span text:style-name="a926" text:class-names="">ZigBee</text:span><text:span text:style-name="a927" text:class-names=""> Mesh Network</text:span><text:span text:style-name="a928" text:class-names=""/></text:p>
          </draw:text-box>
          <svg:desc/>
        </draw:frame>
        <draw:frame draw:id="id116" presentation:style-name="a934" draw:name="Subtitle 2" svg:x="0.75in" svg:y="3.9497in" svg:width="8.5in" svg:height="1.31201in" presentation:class="subtitle" presentation:placeholder="false">
          <draw:text-box>
            <text:p text:style-name="a933" text:class-names="" text:cond-style-name=""><text:span text:style-name="a931" text:class-names="">SYSC 4907 Engineering Project</text:span><text:span text:style-name="a932" text:class-names=""/></text:p>
          </draw:text-box>
          <svg:desc/>
        </draw:frame>
      </draw:page>
      <draw:page draw:name="Slide2" draw:style-name="a935" draw:master-page-name="Master1-Layout2-obj-Title-and-Content" presentation:presentation-page-layout-name="Master1-PPL2">
        <draw:frame draw:id="id117" presentation:style-name="a981" draw:name="Content Placeholder 1" svg:x="0.5in" svg:y="1.62in" svg:width="9in" svg:height="4.94965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Group Members</text:span></text:p>
              </text:list-item>
            </text:list>
            <text:list text:style-name="a945">
              <text:list-item>
                <text:p text:style-name="a944" text:class-names="" text:cond-style-name=""><text:span text:style-name="a939" text:class-names=""><text:tab/><text:tab/></text:span><text:span text:style-name="a940" text:class-names="">Peter<text:s text:c="1"/></text:span><text:span text:style-name="a941" text:class-names="">Fyon</text:span><text:span text:style-name="a942" text:class-names=""><text:s text:c="1"/></text:span><text:span text:style-name="a943" text:class-names=""><text:tab/>100652096<text:tab/>CSE</text:span></text:p>
              </text:list-item>
            </text:list>
            <text:list text:style-name="a951">
              <text:list-item>
                <text:p text:style-name="a950" text:class-names="" text:cond-style-name=""><text:span text:style-name="a946" text:class-names=""><text:tab/></text:span><text:span text:style-name="a947" text:class-names=""><text:tab/>John<text:s text:c="1"/></text:span><text:span text:style-name="a948" text:class-names="">Koh</text:span><text:span text:style-name="a949" text:class-names=""> <text:tab/><text:tab/>100684909<text:tab/>CSE</text:span></text:p>
              </text:list-item>
            </text:list>
            <text:list text:style-name="a957">
              <text:list-item>
                <text:p text:style-name="a956" text:class-names="" text:cond-style-name=""><text:span text:style-name="a952" text:class-names=""><text:tab/></text:span><text:span text:style-name="a953" text:class-names=""><text:tab/>Andrew<text:s text:c="1"/></text:span><text:span text:style-name="a954" text:class-names="">Kusz</text:span><text:span text:style-name="a955" text:class-names=""> <text:tab/>100685317<text:tab/>CSE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Group Supervisor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4" text:class-names=""><text:tab/></text:span><text:span text:style-name="a965" text:class-names=""><text:tab/>Dr. Victor<text:s text:c="1"/></text:span><text:span text:style-name="a966" text:class-names="">Aitken</text:span><text:span text:style-name="a967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0" text:class-names=""><text:tab/><text:tab/>Prof. Graham<text:s text:c="1"/></text:span><text:span text:style-name="a971" text:class-names="">Eatherley</text:span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desc/>
        </draw:frame>
        <draw:frame draw:id="id118" presentation:style-name="a985" draw:name="Title 2" svg:x="0.5in" svg:y="0.30035in" svg:width="9in" svg:height="1.25in" presentation:class="title" presentation:placeholder="false">
          <draw:text-box>
            <text:p text:style-name="a984" text:class-names="" text:cond-style-name=""><text:span text:style-name="a982" text:class-names="">Introduction</text:span><text:span text:style-name="a983" text:class-names=""/></text:p>
          </draw:text-box>
          <svg:desc/>
        </draw:frame>
        <draw:frame draw:id="id119" draw:style-name="a989" draw:name="Footer Placeholder 3" svg:x="4.7901in" svg:y="7.00781in" svg:width="2.57074in" svg:height="0.39931in">
          <draw:text-box>
            <text:p text:style-name="a988" text:class-names="" text:cond-style-name=""><text:span text:style-name="a986" text:class-names="">SYSC 4907 - Fall/Winter 2010</text:span><text:span text:style-name="a987" text:class-names=""/></text:p>
          </draw:text-box>
          <svg:desc/>
        </draw:frame>
        <presentation:notes draw:style-name="a996">
          <draw:page-thumbnail draw:page-number="2" svg:x="1.25in" svg:y="0.75in" svg:width="5in" svg:height="3.75in" presentation:class="page" draw:id="id120" presentation:style-name="a990" draw:name="Slide Image Placeholder 1">
            <svg:desc/>
          </draw:page-thumbnail>
          <draw:frame draw:id="id121" presentation:style-name="a991" draw:name="Notes Placeholder 2" svg:x="0.75in" svg:y="4.75in" svg:width="6in" svg:height="4.5in" presentation:class="notes" presentation:placeholder="true">
            <draw:text-box/>
            <svg:desc/>
          </draw:frame>
          <draw:frame draw:id="id122" draw:style-name="a995" draw:name="Slide Number Placeholder 3" svg:x="4.24826in" svg:y="9.49826in" svg:width="3.25in" svg:height="0.5in">
            <draw:text-box>
              <text:p text:style-name="a994" text:class-names="" text:cond-style-name=""><text:span text:style-name="a992" text:class-names=""><text:page-number style:num-format="1" text:fixed="false"/></text:span><text:span text:style-name="a993" text:class-names=""/></text:p>
            </draw:text-box>
            <svg:desc/>
          </draw:frame>
        </presentation:notes>
      </draw:page>
      <draw:page draw:name="Slide3" draw:style-name="a997" draw:master-page-name="Master1-Layout2-obj-Title-and-Content" presentation:presentation-page-layout-name="Master1-PPL2">
        <draw:frame draw:id="id123" presentation:style-name="a1031" draw:name="Content Placeholder 1" svg:x="0.5in" svg:y="1.62in" svg:width="8.87503in" svg:height="4.94965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Proposal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Motivation and Objectives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echnical Overview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7" text:class-names="">Mesh Networking and<text:s text:c="1"/></text:span><text:span text:style-name="a1008" text:class-names="">ZigBee</text:span><text:span text:style-name="a1009" text:class-names="">/802.15.4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Hardware</text:span></text:p>
                  </text:list-item>
                </text:list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Progress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Analysis and Design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1" text:class-names="">Implementation</text:span><text:span text:style-name="a1022" text:class-names=""/></text:p>
                  </text:list-item>
                </text:list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(Work To Be Done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Conclusion</text:span></text:p>
              </text:list-item>
            </text:list>
          </draw:text-box>
          <svg:desc/>
        </draw:frame>
        <draw:frame draw:id="id124" presentation:style-name="a1035" draw:name="Title 2" svg:x="0.5in" svg:y="0.30035in" svg:width="9in" svg:height="1.25in" presentation:class="title" presentation:placeholder="false">
          <draw:text-box>
            <text:p text:style-name="a1034" text:class-names="" text:cond-style-name=""><text:span text:style-name="a1032" text:class-names="">Presentation Outline</text:span><text:span text:style-name="a1033" text:class-names=""/></text:p>
          </draw:text-box>
          <svg:desc/>
        </draw:frame>
        <draw:frame draw:id="id125" draw:style-name="a1039" draw:name="Footer Placeholder 3" svg:x="4.7901in" svg:y="7.00781in" svg:width="2.57074in" svg:height="0.39931in">
          <draw:text-box>
            <text:p text:style-name="a1038" text:class-names="" text:cond-style-name=""><text:span text:style-name="a1036" text:class-names="">SYSC 4907 - Fall/Winter 2010</text:span><text:span text:style-name="a1037" text:class-names=""/></text:p>
          </draw:text-box>
          <svg:desc/>
        </draw:frame>
      </draw:page>
      <draw:page draw:name="Slide4" draw:style-name="a1040" draw:master-page-name="Master1-Layout2-obj-Title-and-Content" presentation:presentation-page-layout-name="Master1-PPL2">
        <draw:frame draw:id="id126" presentation:style-name="a1041" draw:name="Content Placeholder 1" svg:x="0.5in" svg:y="1.62in" svg:width="9in" svg:height="4.94965in" presentation:class="outline" presentation:placeholder="true">
          <draw:text-box/>
          <svg:desc/>
        </draw:frame>
        <draw:frame draw:id="id127" presentation:style-name="a1042" draw:name="Title 2" svg:x="0.5in" svg:y="0.30035in" svg:width="9in" svg:height="1.25in" presentation:class="title" presentation:placeholder="true">
          <draw:text-box/>
          <svg:desc/>
        </draw:frame>
        <draw:frame draw:id="id128" draw:style-name="a1046" draw:name="Footer Placeholder 3" svg:x="4.7901in" svg:y="7.00781in" svg:width="2.57074in" svg:height="0.39931in">
          <draw:text-box>
            <text:p text:style-name="a1045" text:class-names="" text:cond-style-name=""><text:span text:style-name="a1043" text:class-names="">SYSC 4907 - Fall/Winter 2010</text:span><text:span text:style-name="a1044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le and Conten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on Header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Two Content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Title Only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Blank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t with Caption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Picture with Caption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 Title and Tex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default-style style:family="graphic">
      <style:graphic-properties draw:fill="solid" draw:fill-color="#2da2bf" draw:opacity="100%" draw:stroke="solid" svg:stroke-width="0.06015in" svg:stroke-color="#1e768c" svg:stroke-opacity="100%"/>
    </style:default-style>
    <draw:gradient draw:name="a494" draw:style="radial" draw:cx="65%" draw:cy="0%" draw:start-color="#a0a0a0" draw:end-color="#b3b3b3" draw:start-intensity="100%" draw:end-intensity="100%"/>
    <draw:gradient draw:name="a688" draw:style="radial" draw:cx="65%" draw:cy="0%" draw:start-color="#a0a0a0" draw:end-color="#b3b3b3" draw:start-intensity="100%" draw:end-intensity="100%"/>
    <draw:gradient draw:name="a732" draw:style="linear" draw:angle="1800" draw:start-color="#1389a6" draw:end-color="#50b8da" draw:start-intensity="100%" draw:end-intensity="100%"/>
    <draw:gradient draw:name="a268" draw:style="linear" draw:angle="1800" draw:start-color="#1389a6" draw:end-color="#50b8da" draw:start-intensity="100%" draw:end-intensity="100%"/>
    <draw:gradient draw:name="a728" draw:style="linear" draw:angle="1800" draw:start-color="#1389a6" draw:end-color="#50b8da" draw:start-intensity="100%" draw:end-intensity="100%"/>
    <draw:gradient draw:name="a228" draw:style="radial" draw:cx="65%" draw:cy="0%" draw:start-color="#a0a0a0" draw:end-color="#b3b3b3" draw:start-intensity="100%" draw:end-intensity="100%"/>
    <draw:gradient draw:name="a82" draw:style="axial" draw:angle="400" draw:start-color="#4abbe0" draw:end-color="#007897" draw:start-intensity="100%" draw:end-intensity="100%"/>
    <draw:gradient draw:name="a264" draw:style="linear" draw:angle="1800" draw:start-color="#1389a6" draw:end-color="#50b8da" draw:start-intensity="100%" draw:end-intensity="100%"/>
    <draw:gradient draw:name="a303" draw:style="radial" draw:cx="65%" draw:cy="0%" draw:start-color="#a0a0a0" draw:end-color="#b3b3b3" draw:start-intensity="100%" draw:end-intensity="100%"/>
    <draw:fill-image draw:name="a855" xlink:href="media/image1.png" xlink:show="embed" xlink:actuate="onLoad"/>
    <draw:fill-image draw:name="a238" xlink:href="media/image1.png" xlink:show="embed" xlink:actuate="onLoad"/>
    <draw:fill-image draw:name="a400" xlink:href="media/image2.png" xlink:show="embed" xlink:actuate="onLoad"/>
    <draw:fill-image draw:name="a723" xlink:href="media/image1.png" xlink:show="embed" xlink:actuate="onLoad"/>
    <draw:fill-image draw:name="a9" xlink:href="media/image1.png" xlink:show="embed" xlink:actuate="onLoad"/>
    <draw:fill-image draw:name="a566" xlink:href="media/image1.png" xlink:show="embed" xlink:actuate="onLoad"/>
    <draw:fill-image draw:name="a313" xlink:href="media/image1.png" xlink:show="embed" xlink:actuate="onLoad"/>
    <draw:fill-image draw:name="a615" xlink:href="media/image2.png" xlink:show="embed" xlink:actuate="onLoad"/>
    <draw:fill-image draw:name="a776" xlink:href="media/image1.png" xlink:show="embed" xlink:actuate="onLoad"/>
    <draw:fill-image draw:name="a158" xlink:href="media/image1.png" xlink:show="embed" xlink:actuate="onLoad"/>
    <draw:fill-image draw:name="a504" xlink:href="media/image1.png" xlink:show="embed" xlink:actuate="onLoad"/>
    <draw:fill-image draw:name="a113" xlink:href="media/image3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bitmap" draw:fill-image-name="a855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draw:fill="none" draw:stroke="solid" svg:stroke-width="0.01319in" svg:stroke-color="#156d83" svg:stroke-opacity="100%" draw:stroke-linejoin="miter"/>
    </style:style>
    <style:style style:family="text" style:name="a8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bitmap" draw:fill-image-name="a113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5">
      <style:graphic-properties draw:fill="none" draw:stroke="solid" svg:stroke-width="0.01319in" svg:stroke-color="#156d83" svg:stroke-opacity="100%" draw:stroke-linejoin="miter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bitmap" draw:fill-image-name="a504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draw:fill="none" draw:stroke="solid" svg:stroke-width="0.01319in" svg:stroke-color="#156d83" svg:stroke-opacity="100%" draw:stroke-linejoin="miter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gradient" draw:fill-gradient-name="a49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bitmap" draw:fill-image-name="a158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none" draw:stroke="solid" svg:stroke-width="0.01319in" svg:stroke-color="#156d83" svg:stroke-opacity="100%" draw:stroke-linejoin="miter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bitmap" draw:fill-image-name="a566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19in" svg:stroke-color="#156d83" svg:stroke-opacity="100%" draw:stroke-linejoin="miter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bitmap" draw:fill-image-name="a615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bitmap" draw:fill-image-name="a238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319in" svg:stroke-color="#156d83" svg:stroke-opacity="100%" draw:stroke-linejoin="miter"/>
    </style:style>
    <style:style style:family="paragraph" style:name="a3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64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68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gradient" draw:fill-gradient-name="a30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bitmap" draw:fill-image-name="a313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none" draw:stroke="solid" svg:stroke-width="0.01319in" svg:stroke-color="#156d83" svg:stroke-opacity="100%" draw:stroke-linejoin="miter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gradient" draw:fill-gradient-name="a688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bitmap" draw:fill-image-name="a723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draw:fill="none" draw:stroke="solid" svg:stroke-width="0.01319in" svg:stroke-color="#156d83" svg:stroke-opacity="100%" draw:stroke-linejoin="miter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28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32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bitmap" draw:fill-image-name="a776" draw:stroke="none" draw:auto-grow-width="false" draw:auto-grow-height="false"/>
      <style:paragraph-properties style:font-independent-line-spacing="true" style:writing-mode="lr-tb"/>
    </style:style>
    <style:style style:family="graphic" style:name="a778">
      <style:graphic-properties draw:fill="none" draw:stroke="solid" svg:stroke-width="0.01319in" svg:stroke-color="#156d83" svg:stroke-opacity="100%" draw:stroke-linejoin="miter"/>
    </style:style>
    <style:style style:family="text" style:name="a7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3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3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63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3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4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4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41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1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64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7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7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9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2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9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2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e" style:page-layout-name="pageLayout1" draw:style-name="a0">
      <draw:custom-shape svg:x="0.54601in" svg:y="6.50146in" svg:width="5.40313in" svg:height="1.0073in" draw:id="id0" draw:style-name="a3" draw:name="Freeform 12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" draw:style-name="a6" draw:name="Freeform 11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" draw:style-name="a10" draw:name="Right Triangle 13"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" draw:style-name="a11" draw:name="Straight Connector 14">
        <svg:desc/>
      </draw:connector>
      <draw:frame draw:id="id4" presentation:style-name="a15" draw:name="Title Placeholder 8" svg:x="0.5in" svg:y="0.30035in" svg:width="9in" svg:height="1.25in" presentation:class="title" presentation:placeholder="false">
        <draw:text-box>
          <text:p text:style-name="a14" text:class-names="" text:cond-style-name=""><text:span text:style-name="a12" text:class-names="">Click to edit Master title style</text:span><text:span text:style-name="a13" text:class-names=""/></text:p>
        </draw:text-box>
        <svg:desc/>
      </draw:frame>
      <draw:frame draw:id="id5" presentation:style-name="a32" draw:name="Text Placeholder 29" svg:x="0.5in" svg:y="1.62in" svg:width="9in" svg:height="4.94965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7" draw:name="Date Placeholder 9" svg:x="7.35677in" svg:y="7.00781in" svg:width="2.1in" svg:height="0.4in" presentation:class="date-time" presentation:placeholder="false">
        <draw:text-box>
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</draw:text-box>
        <svg:desc/>
      </draw:frame>
      <draw:frame draw:id="id7" presentation:style-name="a41" draw:name="Footer Placeholder 21" svg:x="4.7901in" svg:y="7.00781in" svg:width="2.57074in" svg:height="0.39931in" presentation:class="footer" presentation:placeholder="false">
        <draw:text-box>
          <text:p text:style-name="a40" text:class-names="" text:cond-style-name=""><text:span text:style-name="a38" text:class-names="">SYSC 4907 - Fall/Winter 2010</text:span><text:span text:style-name="a39" text:class-names=""/></text:p>
        </draw:text-box>
        <svg:desc/>
      </draw:frame>
      <draw:frame draw:id="id8" presentation:style-name="a45" draw:name="Slide Number Placeholder 17" svg:x="9.45677in" svg:y="7.00781in" svg:width="0.4in" svg:height="0.39931in" presentation:class="page-number" presentation:placeholder="false">
        <draw:text-box>
          <text:p text:style-name="a44" text:class-names="" text:cond-style-name=""><text:span text:style-name="a42" text:class-names=""><text:page-number style:num-format="1" text:fixed="false">‹#›</text:page-number></text:span><text:span text:style-name="a43" text:class-names=""/></text:p>
        </draw:text-box>
        <svg:desc/>
      </draw:frame>
      <presentation:notes style:page-layout-name="pageLayout2" draw:style-name="a78">
        <draw:frame draw:id="id9" presentation:style-name="a48" draw:name="Header Placeholder 1" svg:x="0in" svg:y="0in" svg:width="3.25in" svg:height="0.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0" presentation:style-name="a53" draw:name="Date Placeholder 2" svg:x="4.24826in" svg:y="0in" svg:width="3.25in" svg:height="0.5in" presentation:class="date-time" presentation:placeholder="false">
          <draw:text-box>
            <text:p text:style-name="a52" text:class-names="" text:cond-style-name=""><text:span text:style-name="a49" text:class-names=""><text:date text:fixed="false" style:data-style-name="a50"/></text:span><text:span text:style-name="a51" text:class-names=""/></text:p>
          </draw:text-box>
          <svg:desc/>
        </draw:frame>
        <draw:page-thumbnail svg:x="1.25in" svg:y="0.75in" svg:width="5in" svg:height="3.75in" presentation:class="page" draw:id="id11" presentation:style-name="a54" draw:name="Slide Image Placeholder 3">
          <svg:desc/>
        </draw:page-thumbnail>
        <draw:frame draw:id="id12" presentation:style-name="a70" draw:name="Notes Placeholder 4" svg:x="0.75in" svg:y="4.75in" svg:width="6in" svg:height="4.5in" presentation:class="notes" presentation:placeholder="false">
          <draw:text-box>
            <text:p text:style-name="a56" text:class-names="" text:cond-style-name=""><text:span text:style-name="a55" text:class-names="">Click to edit Master text styles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7" text:class-names="">Second level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p text:style-name="a64" text:class-names="" text:cond-style-name=""><text:span text:style-name="a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list text:style-name="a69">
                              <text:list-item>
                                <text:p text:style-name="a68" text:class-names="" text:cond-style-name=""><text:span text:style-name="a66" text:class-names="">Fifth level</text:span><text:span text:style-name="a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73" draw:name="Footer Placeholder 5" svg:x="0in" svg:y="9.49826in" svg:width="3.25in" svg:height="0.5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desc/>
        </draw:frame>
        <draw:frame draw:id="id14" presentation:style-name="a77" draw:name="Slide Number Placeholder 6" svg:x="4.24826in" svg:y="9.49826in" svg:width="3.25in" svg:height="0.5in" presentation:class="page-number" presentation:placeholder="false">
          <draw:text-box>
  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  </draw:text-box>
          <svg:desc/>
        </draw:frame>
      </presentation:notes>
    </style:master-page>
    <style:master-page style:name="Master1-Layout1-title-Title-Slide" style:page-layout-name="pageLayout1" draw:style-name="a79">
      <draw:custom-shape svg:x="-0in" svg:y="5.10077in" svg:width="10.00775in" svg:height="0in" draw:id="id15" draw:style-name="a83" draw:name="Right Triangle 9"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6" presentation:style-name="a87" draw:name="Title 8" svg:x="0.75in" svg:y="1.91667in" svg:width="8.5in" svg:height="2.00105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desc/>
      </draw:frame>
      <draw:frame draw:id="id17" presentation:style-name="a91" draw:name="Subtitle 16" svg:x="0.75in" svg:y="3.9497in" svg:width="8.5in" svg:height="1.31201in" presentation:class="subtitle" presentation:placeholder="false">
        <draw:text-box>
          <text:p text:style-name="a90" text:class-names="" text:cond-style-name=""><text:span text:style-name="a88" text:class-names="">Click to edit Master subtitle style</text:span><text:span text:style-name="a89" text:class-names=""/></text:p>
        </draw:text-box>
        <svg:desc/>
      </draw:frame>
      <draw:g draw:name="Group 1" draw:id="id18">
        <svg:desc/>
        <draw:custom-shape svg:x="1.84549in" svg:y="5.41667in" svg:width="8.15451in" svg:height="0.53385in" draw:id="id22" draw:style-name="a107" draw:name="Freeform 6"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4697 367" draw:enhanced-path="M 4697 0 L 4697 367 0 218 4697 0 Z N" draw:text-areas="?f11 ?f9 ?f8 ?f10" draw:glue-points="?f8 ?f9 ?f8 ?f10 ?f11 ?f12 ?f8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23" draw:style-name="a110" draw:name="Freeform 7"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5760 528" draw:enhanced-path="M 0 0 L 5760 0 5760 528 48 0 N" draw:text-areas="?f8 ?f9 ?f10 ?f11" draw:glue-points="?f8 ?f9 ?f10 ?f9 ?f10 ?f11 ?f12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24" draw:style-name="a114" draw:name="Freeform 10"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5760 1248" draw:enhanced-path="M 0 0 L 0 1248 5760 1248 5760 528 0 0 Z N" draw:text-areas="?f8 ?f9 ?f11 ?f10" draw:glue-points="?f8 ?f9 ?f8 ?f10 ?f11 ?f10 ?f11 ?f12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25" draw:style-name="a115" draw:name="Straight Connector 11">
          <svg:desc/>
        </draw:connector>
      </draw:g>
      <draw:frame draw:id="id19" presentation:style-name="a96" draw:name="Date Placeholder 29" svg:x="7.35677in" svg:y="7.00781in" svg:width="2.1in" svg:height="0.4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</draw:text-box>
        <svg:desc/>
      </draw:frame>
      <draw:frame draw:id="id20" presentation:style-name="a100" draw:name="Footer Placeholder 18" svg:x="4.7901in" svg:y="7.00781in" svg:width="2.57074in" svg:height="0.39931in" presentation:class="footer" presentation:placeholder="false">
        <draw:text-box>
          <text:p text:style-name="a99" text:class-names="" text:cond-style-name=""><text:span text:style-name="a97" text:class-names="">SYSC 4907 - Fall/Winter 2010</text:span><text:span text:style-name="a98" text:class-names=""/></text:p>
        </draw:text-box>
        <svg:desc/>
      </draw:frame>
      <draw:frame draw:id="id21" presentation:style-name="a104" draw:name="Slide Number Placeholder 26" svg:x="9.45677in" svg:y="7.00781in" svg:width="0.4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</draw:text-box>
        <svg:desc/>
      </draw:frame>
      <presentation:notes style:page-layout-name="pageLayout2" draw:style-name="a148">
        <draw:frame draw:id="id9" presentation:style-name="a118" draw:name="Header Placeholder 1" svg:x="0in" svg:y="0in" svg:width="3.25in" svg:height="0.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desc/>
        </draw:frame>
        <draw:frame draw:id="id10" presentation:style-name="a123" draw:name="Date Placeholder 2" svg:x="4.24826in" svg:y="0in" svg:width="3.25in" svg:height="0.5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/></text:span><text:span text:style-name="a121" text:class-names=""/></text:p>
          </draw:text-box>
          <svg:desc/>
        </draw:frame>
        <draw:page-thumbnail svg:x="1.25in" svg:y="0.75in" svg:width="5in" svg:height="3.75in" presentation:class="page" draw:id="id11" presentation:style-name="a124" draw:name="Slide Image Placeholder 3">
          <svg:desc/>
        </draw:page-thumbnail>
        <draw:frame draw:id="id12" presentation:style-name="a140" draw:name="Notes Placeholder 4" svg:x="0.75in" svg:y="4.75in" svg:width="6in" svg:height="4.5in" presentation:class="notes" presentation:placeholder="false">
          <draw:text-box>
            <text:p text:style-name="a126" text:class-names="" text:cond-style-name=""><text:span text:style-name="a125" text:class-names="">Click to edit Master text styles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Second level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list text:style-name="a139">
                              <text:list-item>
                                <text:p text:style-name="a138" text:class-names="" text:cond-style-name=""><text:span text:style-name="a136" text:class-names="">Fifth level</text:span><text:span text:style-name="a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143" draw:name="Footer Placeholder 5" svg:x="0in" svg:y="9.49826in" svg:width="3.25in" svg:height="0.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desc/>
        </draw:frame>
        <draw:frame draw:id="id14" presentation:style-name="a147" draw:name="Slide Number Placeholder 6" svg:x="4.24826in" svg:y="9.49826in" svg:width="3.25in" svg:height="0.5in" presentation:class="page-number" presentation:placeholder="false">
          <draw:text-box>
  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  </draw:text-box>
          <svg:desc/>
        </draw:frame>
      </presentation:notes>
    </style:master-page>
    <style:master-page style:name="Master1-Layout2-obj-Title-and-Content" style:page-layout-name="pageLayout1" draw:style-name="a149">
      <draw:custom-shape svg:x="0.54601in" svg:y="6.50146in" svg:width="5.40313in" svg:height="1.0073in" draw:id="id26" draw:layer="Master1-bg" draw:style-name="a152" draw:name="Freeform 7"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27" draw:layer="Master1-bg" draw:style-name="a155" draw:name="Freeform 8"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8" draw:layer="Master1-bg" draw:style-name="a159" draw:name="Right Triangle 9">
        <svg:desc/>
        <text:p text:style-name="a157" text:class-names="" text:cond-style-name=""><text:span text:style-name="a15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29" draw:layer="Master1-bg" draw:style-name="a160" draw:name="Straight Connector 10">
        <svg:desc/>
      </draw:connector>
      <draw:frame draw:id="id30" presentation:style-name="a177" draw:name="Content Placeholder 2" svg:x="0.5in" svg:y="1.62in" svg:width="9in" svg:height="4.94965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2" draw:name="Date Placeholder 3" svg:x="7.35677in" svg:y="7.00781in" svg:width="2.1in" svg:height="0.4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/></text:span><text:span text:style-name="a180" text:class-names=""/></text:p>
        </draw:text-box>
        <svg:desc/>
      </draw:frame>
      <draw:frame draw:id="id32" presentation:style-name="a186" draw:name="Footer Placeholder 4" svg:x="4.7901in" svg:y="7.00781in" svg:width="2.57074in" svg:height="0.39931in" presentation:class="footer" presentation:placeholder="false">
        <draw:text-box>
          <text:p text:style-name="a185" text:class-names="" text:cond-style-name=""><text:span text:style-name="a183" text:class-names="">SYSC 4907 - Fall/Winter 2010</text:span><text:span text:style-name="a184" text:class-names=""/></text:p>
        </draw:text-box>
        <svg:desc/>
      </draw:frame>
      <draw:frame draw:id="id33" presentation:style-name="a190" draw:name="Slide Number Placeholder 5" svg:x="9.45677in" svg:y="7.00781in" svg:width="0.4in" svg:height="0.39931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>‹#›</text:page-number></text:span><text:span text:style-name="a188" text:class-names=""/></text:p>
        </draw:text-box>
        <svg:desc/>
      </draw:frame>
      <draw:frame draw:id="id34" presentation:style-name="a194" draw:name="Title 6" svg:x="0.5in" svg:y="0.30035in" svg:width="9in" svg:height="1.25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desc/>
      </draw:frame>
      <presentation:notes style:page-layout-name="pageLayout2" draw:style-name="a227">
        <draw:frame draw:id="id9" presentation:style-name="a197" draw:name="Header Placeholder 1" svg:x="0in" svg:y="0in" svg:width="3.25in" svg:height="0.5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0" presentation:style-name="a202" draw:name="Date Placeholder 2" svg:x="4.24826in" svg:y="0in" svg:width="3.25in" svg:height="0.5in" presentation:class="date-time" presentation:placeholder="false">
          <draw:text-box>
            <text:p text:style-name="a201" text:class-names="" text:cond-style-name=""><text:span text:style-name="a198" text:class-names=""><text:date text:fixed="false" style:data-style-name="a199"/></text:span><text:span text:style-name="a200" text:class-names=""/></text:p>
          </draw:text-box>
          <svg:desc/>
        </draw:frame>
        <draw:page-thumbnail svg:x="1.25in" svg:y="0.75in" svg:width="5in" svg:height="3.75in" presentation:class="page" draw:id="id11" presentation:style-name="a203" draw:name="Slide Image Placeholder 3">
          <svg:desc/>
        </draw:page-thumbnail>
        <draw:frame draw:id="id12" presentation:style-name="a219" draw:name="Notes Placeholder 4" svg:x="0.75in" svg:y="4.75in" svg:width="6in" svg:height="4.5in" presentation:class="notes" presentation:placeholder="false">
          <draw:text-box>
            <text:p text:style-name="a205" text:class-names="" text:cond-style-name=""><text:span text:style-name="a204" text:class-names="">Click to edit Master text styles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Second level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5" text:class-names="">Fifth level</text:span><text:span text:style-name="a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22" draw:name="Footer Placeholder 5" svg:x="0in" svg:y="9.49826in" svg:width="3.25in" svg:height="0.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desc/>
        </draw:frame>
        <draw:frame draw:id="id14" presentation:style-name="a226" draw:name="Slide Number Placeholder 6" svg:x="4.24826in" svg:y="9.49826in" svg:width="3.25in" svg:height="0.5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  </draw:text-box>
          <svg:desc/>
        </draw:frame>
      </presentation:notes>
    </style:master-page>
    <style:master-page style:name="Master1-Layout3-secHead-Section-Header" style:page-layout-name="pageLayout1" draw:style-name="a229">
      <draw:custom-shape svg:x="0.54601in" svg:y="6.50146in" svg:width="5.40313in" svg:height="1.0073in" draw:id="id35" draw:layer="Master1-bg" draw:style-name="a232" draw:name="Freeform 8"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36" draw:layer="Master1-bg" draw:style-name="a235" draw:name="Freeform 9"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37" draw:layer="Master1-bg" draw:style-name="a239" draw:name="Right Triangle 10">
        <svg:desc/>
        <text:p text:style-name="a237" text:class-names="" text:cond-style-name=""><text:span text:style-name="a23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8" draw:layer="Master1-bg" draw:style-name="a240" draw:name="Straight Connector 11">
        <svg:desc/>
      </draw:connector>
      <draw:frame draw:id="id39" presentation:style-name="a244" draw:name="Title 1" svg:x="0.79in" svg:y="1.15892in" svg:width="8.5in" svg:height="2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desc/>
      </draw:frame>
      <draw:frame draw:id="id40" presentation:style-name="a248" draw:name="Text Placeholder 2" svg:x="4.28993in" svg:y="3.20616in" svg:width="5in" svg:height="1.59108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desc/>
      </draw:frame>
      <draw:frame draw:id="id41" presentation:style-name="a253" draw:name="Date Placeholder 3" svg:x="7.35677in" svg:y="7.00781in" svg:width="2.1in" svg:height="0.4in" presentation:class="date-time" presentation:placeholder="false">
        <draw:text-box>
          <text:p text:style-name="a252" text:class-names="" text:cond-style-name=""><text:span text:style-name="a249" text:class-names=""><text:date text:fixed="false" style:data-style-name="a250"/></text:span><text:span text:style-name="a251" text:class-names=""/></text:p>
        </draw:text-box>
        <svg:desc/>
      </draw:frame>
      <draw:frame draw:id="id42" presentation:style-name="a257" draw:name="Footer Placeholder 4" svg:x="4.7901in" svg:y="7.00781in" svg:width="2.57074in" svg:height="0.39931in" presentation:class="footer" presentation:placeholder="false">
        <draw:text-box>
          <text:p text:style-name="a256" text:class-names="" text:cond-style-name=""><text:span text:style-name="a254" text:class-names="">SYSC 4907 - Fall/Winter 2010</text:span><text:span text:style-name="a255" text:class-names=""/></text:p>
        </draw:text-box>
        <svg:desc/>
      </draw:frame>
      <draw:frame draw:id="id43" presentation:style-name="a261" draw:name="Slide Number Placeholder 5" svg:x="9.45677in" svg:y="7.00781in" svg:width="0.4in" svg:height="0.39931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‹#›</text:page-number></text:span><text:span text:style-name="a259" text:class-names=""/></text:p>
        </draw:text-box>
        <svg:desc/>
      </draw:frame>
      <draw:custom-shape svg:x="3.97712in" svg:y="3.28682in" svg:width="0.2in" svg:height="0.25in" draw:id="id44" draw:style-name="a265" draw:name="Chevron 6"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3.77325in" svg:y="3.28682in" svg:width="0.2in" svg:height="0.25in" draw:id="id45" draw:style-name="a269" draw:name="Chevron 7"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presentation:notes style:page-layout-name="pageLayout2" draw:style-name="a302">
        <draw:frame draw:id="id9" presentation:style-name="a272" draw:name="Header Placeholder 1" svg:x="0in" svg:y="0in" svg:width="3.25in" svg:height="0.5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desc/>
        </draw:frame>
        <draw:frame draw:id="id10" presentation:style-name="a277" draw:name="Date Placeholder 2" svg:x="4.24826in" svg:y="0in" svg:width="3.25in" svg:height="0.5in" presentation:class="date-time" presentation:placeholder="false">
          <draw:text-box>
            <text:p text:style-name="a276" text:class-names="" text:cond-style-name=""><text:span text:style-name="a273" text:class-names=""><text:date text:fixed="false" style:data-style-name="a274"/></text:span><text:span text:style-name="a275" text:class-names=""/></text:p>
          </draw:text-box>
          <svg:desc/>
        </draw:frame>
        <draw:page-thumbnail svg:x="1.25in" svg:y="0.75in" svg:width="5in" svg:height="3.75in" presentation:class="page" draw:id="id11" presentation:style-name="a278" draw:name="Slide Image Placeholder 3">
          <svg:desc/>
        </draw:page-thumbnail>
        <draw:frame draw:id="id12" presentation:style-name="a294" draw:name="Notes Placeholder 4" svg:x="0.75in" svg:y="4.75in" svg:width="6in" svg:height="4.5in" presentation:class="notes" presentation:placeholder="false">
          <draw:text-box>
            <text:p text:style-name="a280" text:class-names="" text:cond-style-name=""><text:span text:style-name="a279" text:class-names="">Click to edit Master text styles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Second level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list text:style-name="a293">
                              <text:list-item>
                                <text:p text:style-name="a292" text:class-names="" text:cond-style-name=""><text:span text:style-name="a290" text:class-names="">Fifth level</text:span><text:span text:style-name="a2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97" draw:name="Footer Placeholder 5" svg:x="0in" svg:y="9.49826in" svg:width="3.25in" svg:height="0.5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desc/>
        </draw:frame>
        <draw:frame draw:id="id14" presentation:style-name="a301" draw:name="Slide Number Placeholder 6" svg:x="4.24826in" svg:y="9.49826in" svg:width="3.25in" svg:height="0.5in" presentation:class="page-number" presentation:placeholder="false">
          <draw:text-box>
            <text:p text:style-name="a300" text:class-names="" text:cond-style-name=""><text:span text:style-name="a298" text:class-names=""><text:page-number style:num-format="1" text:fixed="false"/></text:span><text:span text:style-name="a299" text:class-names=""/></text:p>
          </draw:text-box>
          <svg:desc/>
        </draw:frame>
      </presentation:notes>
    </style:master-page>
    <style:master-page style:name="Master1-Layout4-twoObj-Two-Content" style:page-layout-name="pageLayout1" draw:style-name="a304">
      <draw:custom-shape svg:x="0.54601in" svg:y="6.50146in" svg:width="5.40313in" svg:height="1.0073in" draw:id="id46" draw:layer="Master1-bg" draw:style-name="a307" draw:name="Freeform 8"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47" draw:layer="Master1-bg" draw:style-name="a310" draw:name="Freeform 9"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48" draw:layer="Master1-bg" draw:style-name="a314" draw:name="Right Triangle 10"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49" draw:layer="Master1-bg" draw:style-name="a315" draw:name="Straight Connector 11">
        <svg:desc/>
      </draw:connector>
      <draw:frame draw:id="id50" presentation:style-name="a332" draw:name="Content Placeholder 2" svg:x="0.5in" svg:y="1.62in" svg:width="4.41667in" svg:height="4.94965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ifth le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49" draw:name="Content Placeholder 3" svg:x="5.08333in" svg:y="1.62in" svg:width="4.41667in" svg:height="4.94965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ifth level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54" draw:name="Date Placeholder 4" svg:x="7.35677in" svg:y="7.00781in" svg:width="2.1in" svg:height="0.4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/></text:span><text:span text:style-name="a352" text:class-names=""/></text:p>
        </draw:text-box>
        <svg:desc/>
      </draw:frame>
      <draw:frame draw:id="id53" presentation:style-name="a358" draw:name="Footer Placeholder 5" svg:x="4.7901in" svg:y="7.00781in" svg:width="2.57074in" svg:height="0.39931in" presentation:class="footer" presentation:placeholder="false">
        <draw:text-box>
          <text:p text:style-name="a357" text:class-names="" text:cond-style-name=""><text:span text:style-name="a355" text:class-names="">SYSC 4907 - Fall/Winter 2010</text:span><text:span text:style-name="a356" text:class-names=""/></text:p>
        </draw:text-box>
        <svg:desc/>
      </draw:frame>
      <draw:frame draw:id="id54" presentation:style-name="a362" draw:name="Slide Number Placeholder 6" svg:x="9.45677in" svg:y="7.00781in" svg:width="0.4in" svg:height="0.39931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</draw:text-box>
        <svg:desc/>
      </draw:frame>
      <draw:frame draw:id="id55" presentation:style-name="a366" draw:name="Title 7" svg:x="0.5in" svg:y="0.30035in" svg:width="9in" svg:height="1.25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desc/>
      </draw:frame>
      <presentation:notes style:page-layout-name="pageLayout2" draw:style-name="a399">
        <draw:frame draw:id="id9" presentation:style-name="a369" draw:name="Header Placeholder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0" presentation:style-name="a374" draw:name="Date Placeholder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  </draw:text-box>
          <svg:desc/>
        </draw:frame>
        <draw:page-thumbnail svg:x="1.25in" svg:y="0.75in" svg:width="5in" svg:height="3.75in" presentation:class="page" draw:id="id11" presentation:style-name="a375" draw:name="Slide Image Placeholder 3">
          <svg:desc/>
        </draw:page-thumbnail>
        <draw:frame draw:id="id12" presentation:style-name="a391" draw:name="Notes Placeholder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Click to 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7" text:class-names="">Fifth level</text:span><text:span text:style-name="a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394" draw:name="Footer Placeholder 5" svg:x="0in" svg:y="9.49826in" svg:width="3.25in" svg:height="0.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desc/>
        </draw:frame>
        <draw:frame draw:id="id14" presentation:style-name="a398" draw:name="Slide Number Placeholder 6" svg:x="4.24826in" svg:y="9.49826in" svg:width="3.25in" svg:height="0.5in" presentation:class="page-number" presentation:placeholder="false">
          <draw:text-box>
  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  </draw:text-box>
          <svg:desc/>
        </draw:frame>
      </presentation:notes>
    </style:master-page>
    <style:master-page style:name="Master1-Layout5-twoTxTwoObj-Comparison" style:page-layout-name="pageLayout1" draw:style-name="a401">
      <draw:frame draw:id="id56" presentation:style-name="a405" draw:name="Title 1" svg:x="0.5in" svg:y="0.29861in" svg:width="9in" svg:height="1.25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desc/>
      </draw:frame>
      <draw:frame draw:id="id57" presentation:style-name="a409" draw:name="Text Placeholder 2" svg:x="0.5in" svg:y="5.91667in" svg:width="4.4184in" svg:height="0.8333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desc/>
      </draw:frame>
      <draw:frame draw:id="id58" presentation:style-name="a413" draw:name="Text Placeholder 3" svg:x="5.07986in" svg:y="5.91667in" svg:width="4.42014in" svg:height="0.8333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desc/>
      </draw:frame>
      <draw:frame draw:id="id59" presentation:style-name="a430" draw:name="Content Placeholder 4" svg:x="0.5in" svg:y="1.5795in" svg:width="4.4184in" svg:height="4.31076in" presentation:class="object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Fifth level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7" draw:name="Content Placeholder 5" svg:x="5.07986in" svg:y="1.5795in" svg:width="4.42014in" svg:height="4.31076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Fifth le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52" draw:name="Date Placeholder 6" svg:x="7.35677in" svg:y="7.00781in" svg:width="2.1in" svg:height="0.4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</draw:text-box>
        <svg:desc/>
      </draw:frame>
      <draw:frame draw:id="id62" presentation:style-name="a456" draw:name="Footer Placeholder 7" svg:x="4.7901in" svg:y="7.00781in" svg:width="2.57074in" svg:height="0.39931in" presentation:class="footer" presentation:placeholder="false">
        <draw:text-box>
          <text:p text:style-name="a455" text:class-names="" text:cond-style-name=""><text:span text:style-name="a453" text:class-names="">SYSC 4907 - Fall/Winter 2010</text:span><text:span text:style-name="a454" text:class-names=""/></text:p>
        </draw:text-box>
        <svg:desc/>
      </draw:frame>
      <draw:frame draw:id="id63" presentation:style-name="a460" draw:name="Slide Number Placeholder 8" svg:x="9.45677in" svg:y="7.00781in" svg:width="0.4in" svg:height="0.39931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#›</text:page-number></text:span><text:span text:style-name="a458" text:class-names=""/></text:p>
        </draw:text-box>
        <svg:desc/>
      </draw:frame>
      <presentation:notes style:page-layout-name="pageLayout2" draw:style-name="a493">
        <draw:frame draw:id="id9" presentation:style-name="a463" draw:name="Header Placeholder 1" svg:x="0in" svg:y="0in" svg:width="3.25in" svg:height="0.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desc/>
        </draw:frame>
        <draw:frame draw:id="id10" presentation:style-name="a468" draw:name="Date Placeholder 2" svg:x="4.24826in" svg:y="0in" svg:width="3.25in" svg:height="0.5in" presentation:class="date-time" presentation:placeholder="false">
          <draw:text-box>
            <text:p text:style-name="a467" text:class-names="" text:cond-style-name=""><text:span text:style-name="a464" text:class-names=""><text:date text:fixed="false" style:data-style-name="a465"/></text:span><text:span text:style-name="a466" text:class-names=""/></text:p>
          </draw:text-box>
          <svg:desc/>
        </draw:frame>
        <draw:page-thumbnail svg:x="1.25in" svg:y="0.75in" svg:width="5in" svg:height="3.75in" presentation:class="page" draw:id="id11" presentation:style-name="a469" draw:name="Slide Image Placeholder 3">
          <svg:desc/>
        </draw:page-thumbnail>
        <draw:frame draw:id="id12" presentation:style-name="a485" draw:name="Notes Placeholder 4" svg:x="0.75in" svg:y="4.75in" svg:width="6in" svg:height="4.5in" presentation:class="notes" presentation:placeholder="false">
          <draw:text-box>
            <text:p text:style-name="a471" text:class-names="" text:cond-style-name=""><text:span text:style-name="a470" text:class-names="">Click to edit Master text styles</text:span></text:p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Second level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p text:style-name="a479" text:class-names="" text:cond-style-name=""><text:span text:style-name="a4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1" text:class-names="">Fifth level</text:span><text:span text:style-name="a4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488" draw:name="Footer Placeholder 5" svg:x="0in" svg:y="9.49826in" svg:width="3.25in" svg:height="0.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desc/>
        </draw:frame>
        <draw:frame draw:id="id14" presentation:style-name="a492" draw:name="Slide Number Placeholder 6" svg:x="4.24826in" svg:y="9.49826in" svg:width="3.25in" svg:height="0.5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/></text:span><text:span text:style-name="a490" text:class-names=""/></text:p>
          </draw:text-box>
          <svg:desc/>
        </draw:frame>
      </presentation:notes>
    </style:master-page>
    <style:master-page style:name="Master1-Layout6-titleOnly-Title-Only" style:page-layout-name="pageLayout1" draw:style-name="a495">
      <draw:custom-shape svg:x="0.54601in" svg:y="6.50146in" svg:width="5.40313in" svg:height="1.0073in" draw:id="id64" draw:layer="Master1-bg" draw:style-name="a498" draw:name="Freeform 6"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65" draw:layer="Master1-bg" draw:style-name="a501" draw:name="Freeform 7"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66" draw:layer="Master1-bg" draw:style-name="a505" draw:name="Right Triangle 8"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67" draw:layer="Master1-bg" draw:style-name="a506" draw:name="Straight Connector 9">
        <svg:desc/>
      </draw:connector>
      <draw:frame draw:id="id68" presentation:style-name="a511" draw:name="Date Placeholder 2" svg:x="7.35677in" svg:y="7.00781in" svg:width="2.1in" svg:height="0.4in" presentation:class="date-time" presentation:placeholder="false">
        <draw:text-box>
          <text:p text:style-name="a510" text:class-names="" text:cond-style-name=""><text:span text:style-name="a507" text:class-names=""><text:date text:fixed="false" style:data-style-name="a508"/></text:span><text:span text:style-name="a509" text:class-names=""/></text:p>
        </draw:text-box>
        <svg:desc/>
      </draw:frame>
      <draw:frame draw:id="id69" presentation:style-name="a515" draw:name="Footer Placeholder 3" svg:x="4.7901in" svg:y="7.00781in" svg:width="2.57074in" svg:height="0.39931in" presentation:class="footer" presentation:placeholder="false">
        <draw:text-box>
          <text:p text:style-name="a514" text:class-names="" text:cond-style-name=""><text:span text:style-name="a512" text:class-names="">SYSC 4907 - Fall/Winter 2010</text:span><text:span text:style-name="a513" text:class-names=""/></text:p>
        </draw:text-box>
        <svg:desc/>
      </draw:frame>
      <draw:frame draw:id="id70" presentation:style-name="a519" draw:name="Slide Number Placeholder 4" svg:x="9.45677in" svg:y="7.00781in" svg:width="0.4in" svg:height="0.39931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</draw:text-box>
        <svg:desc/>
      </draw:frame>
      <draw:frame draw:id="id71" presentation:style-name="a523" draw:name="Title 5" svg:x="0.5in" svg:y="0.30035in" svg:width="9in" svg:height="1.25in" presentation:class="title" presentation:placeholder="false">
        <draw:text-box>
          <text:p text:style-name="a522" text:class-names="" text:cond-style-name=""><text:span text:style-name="a520" text:class-names="">Click to edit Master title style</text:span><text:span text:style-name="a521" text:class-names=""/></text:p>
        </draw:text-box>
        <svg:desc/>
      </draw:frame>
      <presentation:notes style:page-layout-name="pageLayout2" draw:style-name="a556">
        <draw:frame draw:id="id9" presentation:style-name="a526" draw:name="Header Placeholder 1" svg:x="0in" svg:y="0in" svg:width="3.25in" svg:height="0.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7" text:class-names=""><text:date text:fixed="false" style:data-style-name="a528"/></text:span><text:span text:style-name="a529" text:class-names=""/></text:p>
          </draw:text-box>
          <svg:desc/>
        </draw:frame>
        <draw:page-thumbnail svg:x="1.25in" svg:y="0.75in" svg:width="5in" svg:height="3.75in" presentation:class="page" draw:id="id11" presentation:style-name="a532" draw:name="Slide Image Placeholder 3">
          <svg:desc/>
        </draw:page-thumbnail>
        <draw:frame draw:id="id12" presentation:style-name="a548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4" text:class-names="">Fifth level</text:span><text:span text:style-name="a5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551" draw:name="Footer Placeholder 5" svg:x="0in" svg:y="9.49826in" svg:width="3.25in" svg:height="0.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desc/>
        </draw:frame>
        <draw:frame draw:id="id14" presentation:style-name="a555" draw:name="Slide Number Placeholder 6" svg:x="4.24826in" svg:y="9.49826in" svg:width="3.25in" svg:height="0.5in" presentation:class="page-number" presentation:placeholder="false">
          <draw:text-box>
            <text:p text:style-name="a554" text:class-names="" text:cond-style-name=""><text:span text:style-name="a552" text:class-names=""><text:page-number style:num-format="1" text:fixed="false"/></text:span><text:span text:style-name="a553" text:class-names=""/></text:p>
          </draw:text-box>
          <svg:desc/>
        </draw:frame>
      </presentation:notes>
    </style:master-page>
    <style:master-page style:name="Master1-Layout7-blank-Blank" style:page-layout-name="pageLayout1" draw:style-name="a557">
      <draw:custom-shape svg:x="0.54601in" svg:y="6.50146in" svg:width="5.40313in" svg:height="1.0073in" draw:id="id72" draw:layer="Master1-bg" draw:style-name="a560" draw:name="Freeform 4"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73" draw:layer="Master1-bg" draw:style-name="a563" draw:name="Freeform 5"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74" draw:layer="Master1-bg" draw:style-name="a567" draw:name="Right Triangle 6">
        <svg:desc/>
        <text:p text:style-name="a565" text:class-names="" text:cond-style-name=""><text:span text:style-name="a56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75" draw:layer="Master1-bg" draw:style-name="a568" draw:name="Straight Connector 7">
        <svg:desc/>
      </draw:connector>
      <draw:frame draw:id="id76" presentation:style-name="a573" draw:name="Date Placeholder 1" svg:x="7.35677in" svg:y="7.00781in" svg:width="2.1in" svg:height="0.4in" presentation:class="date-time" presentation:placeholder="false">
        <draw:text-box>
          <text:p text:style-name="a572" text:class-names="" text:cond-style-name=""><text:span text:style-name="a569" text:class-names=""><text:date text:fixed="false" style:data-style-name="a570"/></text:span><text:span text:style-name="a571" text:class-names=""/></text:p>
        </draw:text-box>
        <svg:desc/>
      </draw:frame>
      <draw:frame draw:id="id77" presentation:style-name="a577" draw:name="Footer Placeholder 2" svg:x="4.7901in" svg:y="7.00781in" svg:width="2.57074in" svg:height="0.39931in" presentation:class="footer" presentation:placeholder="false">
        <draw:text-box>
          <text:p text:style-name="a576" text:class-names="" text:cond-style-name=""><text:span text:style-name="a574" text:class-names="">SYSC 4907 - Fall/Winter 2010</text:span><text:span text:style-name="a575" text:class-names=""/></text:p>
        </draw:text-box>
        <svg:desc/>
      </draw:frame>
      <draw:frame draw:id="id78" presentation:style-name="a581" draw:name="Slide Number Placeholder 3" svg:x="9.45677in" svg:y="7.00781in" svg:width="0.4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>‹#›</text:page-number></text:span><text:span text:style-name="a579" text:class-names=""/></text:p>
        </draw:text-box>
        <svg:desc/>
      </draw:frame>
      <presentation:notes style:page-layout-name="pageLayout2" draw:style-name="a614">
        <draw:frame draw:id="id9" presentation:style-name="a584" draw:name="Header Placeholder 1" svg:x="0in" svg:y="0in" svg:width="3.25in" svg:height="0.5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desc/>
        </draw:frame>
        <draw:frame draw:id="id10" presentation:style-name="a589" draw:name="Date Placeholder 2" svg:x="4.24826in" svg:y="0in" svg:width="3.25in" svg:height="0.5in" presentation:class="date-time" presentation:placeholder="false">
          <draw:text-box>
            <text:p text:style-name="a588" text:class-names="" text:cond-style-name=""><text:span text:style-name="a585" text:class-names=""><text:date text:fixed="false" style:data-style-name="a586"/></text:span><text:span text:style-name="a587" text:class-names=""/></text:p>
          </draw:text-box>
          <svg:desc/>
        </draw:frame>
        <draw:page-thumbnail svg:x="1.25in" svg:y="0.75in" svg:width="5in" svg:height="3.75in" presentation:class="page" draw:id="id11" presentation:style-name="a590" draw:name="Slide Image Placeholder 3">
          <svg:desc/>
        </draw:page-thumbnail>
        <draw:frame draw:id="id12" presentation:style-name="a606" draw:name="Notes Placeholder 4" svg:x="0.75in" svg:y="4.75in" svg:width="6in" svg:height="4.5in" presentation:class="notes" presentation:placeholder="false">
          <draw:text-box>
            <text:p text:style-name="a592" text:class-names="" text:cond-style-name=""><text:span text:style-name="a591" text:class-names="">Click to edit Master text styles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cond le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2" text:class-names="">Fifth level</text:span><text:span text:style-name="a6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09" draw:name="Footer Placeholder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desc/>
        </draw:frame>
        <draw:frame draw:id="id14" presentation:style-name="a613" draw:name="Slide Number Placeholder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  </draw:text-box>
          <svg:desc/>
        </draw:frame>
      </presentation:notes>
    </style:master-page>
    <style:master-page style:name="Master1-Layout8-objTx-Content-with-Caption" style:page-layout-name="pageLayout1" draw:style-name="a616">
      <draw:frame draw:id="id79" presentation:style-name="a620" draw:name="Title 1" svg:x="1in" svg:y="5.33333in" svg:width="8.18217in" svg:height="0.5in" presentation:class="title" presentation:placeholder="false">
        <draw:text-box>
          <text:p text:style-name="a619" text:class-names="" text:cond-style-name=""><text:span text:style-name="a617" text:class-names="">Click to edit Master title style</text:span><text:span text:style-name="a618" text:class-names=""/></text:p>
        </draw:text-box>
        <svg:desc/>
      </draw:frame>
      <draw:frame draw:id="id80" presentation:style-name="a624" draw:name="Text Placeholder 2" svg:x="4.83333in" svg:y="5.85641in" svg:width="4.34667in" svg:height="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to edit Master text styles</text:span></text:p>
            </text:list-item>
          </text:list>
        </draw:text-box>
        <svg:desc/>
      </draw:frame>
      <draw:frame draw:id="id81" presentation:style-name="a641" draw:name="Content Placeholder 3" svg:x="1in" svg:y="0.3in" svg:width="8.18in" svg:height="5in" presentation:class="object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  <text:list text:style-name="a630">
            <text:list-item>
              <text:list text:style-name="a630">
                <text:list-item>
                  <text:p text:style-name="a629" text:class-names="" text:cond-style-name=""><text:span text:style-name="a628" text:class-names="">Second level</text:span></text:p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p text:style-name="a632" text:class-names="" text:cond-style-name=""><text:span text:style-name="a631" text:class-names="">Third level</text:span></text:p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p text:style-name="a635" text:class-names="" text:cond-style-name=""><text:span text:style-name="a6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list text:style-name="a640">
                            <text:list-item>
                              <text:p text:style-name="a639" text:class-names="" text:cond-style-name=""><text:span text:style-name="a637" text:class-names="">Fifth level</text:span><text:span text:style-name="a6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2" presentation:style-name="a646" draw:name="Date Placeholder 4" svg:x="7.35677in" svg:y="7.00781in" svg:width="2.1in" svg:height="0.4in" presentation:class="date-time" presentation:placeholder="false">
        <draw:text-box>
          <text:p text:style-name="a645" text:class-names="" text:cond-style-name=""><text:span text:style-name="a642" text:class-names=""><text:date text:fixed="false" style:data-style-name="a643"/></text:span><text:span text:style-name="a644" text:class-names=""/></text:p>
        </draw:text-box>
        <svg:desc/>
      </draw:frame>
      <draw:frame draw:id="id83" presentation:style-name="a650" draw:name="Footer Placeholder 5" svg:x="4.7901in" svg:y="7.00781in" svg:width="2.57074in" svg:height="0.39931in" presentation:class="footer" presentation:placeholder="false">
        <draw:text-box>
          <text:p text:style-name="a649" text:class-names="" text:cond-style-name=""><text:span text:style-name="a647" text:class-names="">SYSC 4907 - Fall/Winter 2010</text:span><text:span text:style-name="a648" text:class-names=""/></text:p>
        </draw:text-box>
        <svg:desc/>
      </draw:frame>
      <draw:frame draw:id="id84" presentation:style-name="a654" draw:name="Slide Number Placeholder 6" svg:x="9.45677in" svg:y="7.00781in" svg:width="0.4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>‹#›</text:page-number></text:span><text:span text:style-name="a652" text:class-names=""/></text:p>
        </draw:text-box>
        <svg:desc/>
      </draw:frame>
      <presentation:notes style:page-layout-name="pageLayout2" draw:style-name="a687">
        <draw:frame draw:id="id9" presentation:style-name="a657" draw:name="Header Placeholder 1" svg:x="0in" svg:y="0in" svg:width="3.25in" svg:height="0.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desc/>
        </draw:frame>
        <draw:frame draw:id="id10" presentation:style-name="a662" draw:name="Date Placeholder 2" svg:x="4.24826in" svg:y="0in" svg:width="3.25in" svg:height="0.5in" presentation:class="date-time" presentation:placeholder="false">
          <draw:text-box>
            <text:p text:style-name="a661" text:class-names="" text:cond-style-name=""><text:span text:style-name="a658" text:class-names=""><text:date text:fixed="false" style:data-style-name="a659"/></text:span><text:span text:style-name="a660" text:class-names=""/></text:p>
          </draw:text-box>
          <svg:desc/>
        </draw:frame>
        <draw:page-thumbnail svg:x="1.25in" svg:y="0.75in" svg:width="5in" svg:height="3.75in" presentation:class="page" draw:id="id11" presentation:style-name="a663" draw:name="Slide Image Placeholder 3">
          <svg:desc/>
        </draw:page-thumbnail>
        <draw:frame draw:id="id12" presentation:style-name="a679" draw:name="Notes Placeholder 4" svg:x="0.75in" svg:y="4.75in" svg:width="6in" svg:height="4.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82" draw:name="Footer Placeholder 5" svg:x="0in" svg:y="9.49826in" svg:width="3.25in" svg:height="0.5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desc/>
        </draw:frame>
        <draw:frame draw:id="id14" presentation:style-name="a686" draw:name="Slide Number Placeholder 6" svg:x="4.24826in" svg:y="9.49826in" svg:width="3.25in" svg:height="0.5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  </draw:text-box>
          <svg:desc/>
        </draw:frame>
      </presentation:notes>
    </style:master-page>
    <style:master-page style:name="Master1-Layout9-picTx-Picture-with-Caption" style:page-layout-name="pageLayout1" draw:style-name="a689">
      <draw:frame draw:id="id85" presentation:style-name="a693" draw:name="Text Placeholder 3" svg:x="1.24807in" svg:y="5.95298in" svg:width="7.83333in" svg:height="0.70892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ck to edit Master text styles</text:span></text:p>
            </text:list-item>
          </text:list>
        </draw:text-box>
        <svg:desc/>
      </draw:frame>
      <draw:frame draw:id="id86" presentation:style-name="a697" draw:name="Picture Placeholder 2" svg:x="0.25in" svg:y="0.20775in" svg:width="9.5in" svg:height="4.8in" presentation:class="graphic" presentation:placeholder="false">
        <draw:text-box>
          <text:p text:style-name="a696" text:class-names="" text:cond-style-name=""><text:span text:style-name="a694" text:class-names="">Click icon to add picture</text:span><text:span text:style-name="a695" text:class-names=""/></text:p>
        </draw:text-box>
        <svg:desc/>
      </draw:frame>
      <draw:frame draw:id="id87" presentation:style-name="a702" draw:name="Date Placeholder 4" svg:x="7.35677in" svg:y="7.00781in" svg:width="2.1in" svg:height="0.4in" presentation:class="date-time" presentation:placeholder="false">
        <draw:text-box>
          <text:p text:style-name="a701" text:class-names="" text:cond-style-name=""><text:span text:style-name="a698" text:class-names=""><text:date text:fixed="false" style:data-style-name="a699"/></text:span><text:span text:style-name="a700" text:class-names=""/></text:p>
        </draw:text-box>
        <svg:desc/>
      </draw:frame>
      <draw:frame draw:id="id88" presentation:style-name="a706" draw:name="Footer Placeholder 5" svg:x="4.7901in" svg:y="7.00781in" svg:width="2.57074in" svg:height="0.39931in" presentation:class="footer" presentation:placeholder="false">
        <draw:text-box>
          <text:p text:style-name="a705" text:class-names="" text:cond-style-name=""><text:span text:style-name="a703" text:class-names="">SYSC 4907 - Fall/Winter 2010</text:span><text:span text:style-name="a704" text:class-names=""/></text:p>
        </draw:text-box>
        <svg:desc/>
      </draw:frame>
      <draw:frame draw:id="id89" presentation:style-name="a710" draw:name="Slide Number Placeholder 6" svg:x="9.45677in" svg:y="7.00781in" svg:width="0.4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desc/>
      </draw:frame>
      <draw:frame draw:id="id90" presentation:style-name="a714" draw:name="Title 1" svg:x="0.25in" svg:y="5.32056in" svg:width="8.8314in" svg:height="0.61535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desc/>
      </draw:frame>
      <draw:custom-shape svg:x="0.54601in" svg:y="6.50146in" svg:width="5.40313in" svg:height="1.0073in" draw:id="id91" draw:style-name="a717" draw:name="Freeform 7"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92" draw:style-name="a720" draw:name="Freeform 8"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93" draw:style-name="a724" draw:name="Right Triangle 9">
        <svg:desc/>
        <text:p text:style-name="a722" text:class-names="" text:cond-style-name=""><text:span text:style-name="a72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94" draw:style-name="a725" draw:name="Straight Connector 10">
        <svg:desc/>
      </draw:connector>
      <draw:custom-shape svg:x="9.47519in" svg:y="5.45542in" svg:width="0.2in" svg:height="0.25in" draw:id="id95" draw:style-name="a729" draw:name="Chevron 11">
        <svg:desc/>
        <text:p text:style-name="a727" text:class-names="" text:cond-style-name=""><text:span text:style-name="a7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9.27132in" svg:y="5.45542in" svg:width="0.2in" svg:height="0.25in" draw:id="id96" draw:style-name="a733" draw:name="Chevron 12">
        <svg:desc/>
        <text:p text:style-name="a731" text:class-names="" text:cond-style-name=""><text:span text:style-name="a7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presentation:notes style:page-layout-name="pageLayout2" draw:style-name="a766">
        <draw:frame draw:id="id9" presentation:style-name="a736" draw:name="Header Placeholder 1" svg:x="0in" svg:y="0in" svg:width="3.25in" svg:height="0.5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desc/>
        </draw:frame>
        <draw:frame draw:id="id10" presentation:style-name="a741" draw:name="Date Placeholder 2" svg:x="4.24826in" svg:y="0in" svg:width="3.25in" svg:height="0.5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/></text:span><text:span text:style-name="a739" text:class-names=""/></text:p>
          </draw:text-box>
          <svg:desc/>
        </draw:frame>
        <draw:page-thumbnail svg:x="1.25in" svg:y="0.75in" svg:width="5in" svg:height="3.75in" presentation:class="page" draw:id="id11" presentation:style-name="a742" draw:name="Slide Image Placeholder 3">
          <svg:desc/>
        </draw:page-thumbnail>
        <draw:frame draw:id="id12" presentation:style-name="a758" draw:name="Notes Placeholder 4" svg:x="0.75in" svg:y="4.75in" svg:width="6in" svg:height="4.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Fifth level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761" draw:name="Footer Placeholder 5" svg:x="0in" svg:y="9.49826in" svg:width="3.25in" svg:height="0.5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desc/>
        </draw:frame>
        <draw:frame draw:id="id14" presentation:style-name="a765" draw:name="Slide Number Placeholder 6" svg:x="4.24826in" svg:y="9.49826in" svg:width="3.25in" svg:height="0.5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  </draw:text-box>
          <svg:desc/>
        </draw:frame>
      </presentation:notes>
    </style:master-page>
    <style:master-page style:name="Master1-Layout10-vertTx-Title-and-Vertical-Text" style:page-layout-name="pageLayout1" draw:style-name="a767">
      <draw:custom-shape svg:x="0.54601in" svg:y="6.50146in" svg:width="5.40313in" svg:height="1.0073in" draw:id="id97" draw:layer="Master1-bg" draw:style-name="a770" draw:name="Freeform 6"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98" draw:layer="Master1-bg" draw:style-name="a773" draw:name="Freeform 7"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99" draw:layer="Master1-bg" draw:style-name="a777" draw:name="Right Triangle 8">
        <svg:desc/>
        <text:p text:style-name="a775" text:class-names="" text:cond-style-name=""><text:span text:style-name="a77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00" draw:layer="Master1-bg" draw:style-name="a778" draw:name="Straight Connector 9">
        <svg:desc/>
      </draw:connector>
      <draw:frame draw:id="id101" presentation:style-name="a782" draw:name="Title 1" svg:x="0.5in" svg:y="0.30035in" svg:width="9in" svg:height="1.25in" presentation:class="title" presentation:placeholder="false">
        <draw:text-box>
          <text:p text:style-name="a781" text:class-names="" text:cond-style-name=""><text:span text:style-name="a779" text:class-names="">Click to edit Master title style</text:span><text:span text:style-name="a780" text:class-names=""/></text:p>
        </draw:text-box>
        <svg:desc/>
      </draw:frame>
      <draw:frame draw:id="id102" presentation:style-name="a799" draw:name="Vertical Text Placeholder 2" svg:x="0.5in" svg:y="1.62in" svg:width="9in" svg:height="4.79667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5" text:class-names="">Fifth level</text:span><text:span text:style-name="a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3" presentation:style-name="a804" draw:name="Date Placeholder 3" svg:x="7.35677in" svg:y="7.00781in" svg:width="2.1in" svg:height="0.4in" presentation:class="date-time" presentation:placeholder="false">
        <draw:text-box>
          <text:p text:style-name="a803" text:class-names="" text:cond-style-name=""><text:span text:style-name="a800" text:class-names=""><text:date text:fixed="false" style:data-style-name="a801"/></text:span><text:span text:style-name="a802" text:class-names=""/></text:p>
        </draw:text-box>
        <svg:desc/>
      </draw:frame>
      <draw:frame draw:id="id104" presentation:style-name="a808" draw:name="Footer Placeholder 4" svg:x="4.7901in" svg:y="7.00781in" svg:width="2.57074in" svg:height="0.39931in" presentation:class="footer" presentation:placeholder="false">
        <draw:text-box>
          <text:p text:style-name="a807" text:class-names="" text:cond-style-name=""><text:span text:style-name="a805" text:class-names="">SYSC 4907 - Fall/Winter 2010</text:span><text:span text:style-name="a806" text:class-names=""/></text:p>
        </draw:text-box>
        <svg:desc/>
      </draw:frame>
      <draw:frame draw:id="id105" presentation:style-name="a812" draw:name="Slide Number Placeholder 5" svg:x="9.45677in" svg:y="7.00781in" svg:width="0.4in" svg:height="0.39931in" presentation:class="page-number" presentation:placeholder="false">
        <draw:text-box>
          <text:p text:style-name="a811" text:class-names="" text:cond-style-name=""><text:span text:style-name="a809" text:class-names=""><text:page-number style:num-format="1" text:fixed="false">‹#›</text:page-number></text:span><text:span text:style-name="a810" text:class-names=""/></text:p>
        </draw:text-box>
        <svg:desc/>
      </draw:frame>
      <presentation:notes style:page-layout-name="pageLayout2" draw:style-name="a845">
        <draw:frame draw:id="id9" presentation:style-name="a815" draw:name="Header Placeholder 1" svg:x="0in" svg:y="0in" svg:width="3.25in" svg:height="0.5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desc/>
        </draw:frame>
        <draw:frame draw:id="id10" presentation:style-name="a820" draw:name="Date Placeholder 2" svg:x="4.24826in" svg:y="0in" svg:width="3.25in" svg:height="0.5in" presentation:class="date-time" presentation:placeholder="false">
          <draw:text-box>
            <text:p text:style-name="a819" text:class-names="" text:cond-style-name=""><text:span text:style-name="a816" text:class-names=""><text:date text:fixed="false" style:data-style-name="a817"/></text:span><text:span text:style-name="a818" text:class-names=""/></text:p>
          </draw:text-box>
          <svg:desc/>
        </draw:frame>
        <draw:page-thumbnail svg:x="1.25in" svg:y="0.75in" svg:width="5in" svg:height="3.75in" presentation:class="page" draw:id="id11" presentation:style-name="a821" draw:name="Slide Image Placeholder 3">
          <svg:desc/>
        </draw:page-thumbnail>
        <draw:frame draw:id="id12" presentation:style-name="a837" draw:name="Notes Placeholder 4" svg:x="0.75in" svg:y="4.75in" svg:width="6in" svg:height="4.5in" presentation:class="notes" presentation:placeholder="false">
          <draw:text-box>
            <text:p text:style-name="a823" text:class-names="" text:cond-style-name=""><text:span text:style-name="a822" text:class-names="">Click to edit Master text styles</text:span></text:p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Second level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p text:style-name="a828" text:class-names="" text:cond-style-name=""><text:span text:style-name="a8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p text:style-name="a831" text:class-names="" text:cond-style-name=""><text:span text:style-name="a8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3" text:class-names="">Fifth level</text:span><text:span text:style-name="a8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840" draw:name="Footer Placeholder 5" svg:x="0in" svg:y="9.49826in" svg:width="3.25in" svg:height="0.5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desc/>
        </draw:frame>
        <draw:frame draw:id="id14" presentation:style-name="a844" draw:name="Slide Number Placeholder 6" svg:x="4.24826in" svg:y="9.49826in" svg:width="3.25in" svg:height="0.5in" presentation:class="page-number" presentation:placeholder="false">
          <draw:text-box>
  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846">
      <draw:custom-shape svg:x="0.54601in" svg:y="6.50146in" svg:width="5.40313in" svg:height="1.0073in" draw:id="id106" draw:layer="Master1-bg" draw:style-name="a849" draw:name="Freeform 6"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07" draw:layer="Master1-bg" draw:style-name="a852" draw:name="Freeform 7"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108" draw:layer="Master1-bg" draw:style-name="a856" draw:name="Right Triangle 8">
        <svg:desc/>
        <text:p text:style-name="a854" text:class-names="" text:cond-style-name=""><text:span text:style-name="a85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09" draw:layer="Master1-bg" draw:style-name="a857" draw:name="Straight Connector 9">
        <svg:desc/>
      </draw:connector>
      <draw:frame draw:id="id110" presentation:style-name="a861" draw:name="Vertical Title 1" svg:x="7.4847in" svg:y="0.30035in" svg:width="1.94386in" svg:height="6.11632in" presentation:class="title" presentation:placeholder="false">
        <draw:text-box>
          <text:p text:style-name="a860" text:class-names="" text:cond-style-name=""><text:span text:style-name="a858" text:class-names="">Click to edit Master title style</text:span><text:span text:style-name="a859" text:class-names=""/></text:p>
        </draw:text-box>
        <svg:desc/>
      </draw:frame>
      <draw:frame draw:id="id111" presentation:style-name="a878" draw:name="Vertical Text Placeholder 2" svg:x="0.5in" svg:y="0.30035in" svg:width="6.91667in" svg:height="6.11632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Click to edit Master text styles</text:span></text:p>
            </text:list-item>
          </text:list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 le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hird le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ifth level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883" draw:name="Date Placeholder 3" svg:x="7.35677in" svg:y="7.00781in" svg:width="2.1in" svg:height="0.4in" presentation:class="date-time" presentation:placeholder="false">
        <draw:text-box>
          <text:p text:style-name="a882" text:class-names="" text:cond-style-name=""><text:span text:style-name="a879" text:class-names=""><text:date text:fixed="false" style:data-style-name="a880"/></text:span><text:span text:style-name="a881" text:class-names=""/></text:p>
        </draw:text-box>
        <svg:desc/>
      </draw:frame>
      <draw:frame draw:id="id113" presentation:style-name="a887" draw:name="Footer Placeholder 4" svg:x="4.7901in" svg:y="7.00781in" svg:width="2.57074in" svg:height="0.39931in" presentation:class="footer" presentation:placeholder="false">
        <draw:text-box>
          <text:p text:style-name="a886" text:class-names="" text:cond-style-name=""><text:span text:style-name="a884" text:class-names="">SYSC 4907 - Fall/Winter 2010</text:span><text:span text:style-name="a885" text:class-names=""/></text:p>
        </draw:text-box>
        <svg:desc/>
      </draw:frame>
      <draw:frame draw:id="id114" presentation:style-name="a891" draw:name="Slide Number Placeholder 5" svg:x="9.45677in" svg:y="7.00781in" svg:width="0.4in" svg:height="0.39931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>‹#›</text:page-number></text:span><text:span text:style-name="a889" text:class-names=""/></text:p>
        </draw:text-box>
        <svg:desc/>
      </draw:frame>
      <presentation:notes style:page-layout-name="pageLayout2" draw:style-name="a924">
        <draw:frame draw:id="id9" presentation:style-name="a894" draw:name="Header Placeholder 1" svg:x="0in" svg:y="0in" svg:width="3.25in" svg:height="0.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desc/>
        </draw:frame>
        <draw:frame draw:id="id10" presentation:style-name="a899" draw:name="Date Placeholder 2" svg:x="4.24826in" svg:y="0in" svg:width="3.25in" svg:height="0.5in" presentation:class="date-time" presentation:placeholder="false">
          <draw:text-box>
            <text:p text:style-name="a898" text:class-names="" text:cond-style-name=""><text:span text:style-name="a895" text:class-names=""><text:date text:fixed="false" style:data-style-name="a896"/></text:span><text:span text:style-name="a897" text:class-names=""/></text:p>
          </draw:text-box>
          <svg:desc/>
        </draw:frame>
        <draw:page-thumbnail svg:x="1.25in" svg:y="0.75in" svg:width="5in" svg:height="3.75in" presentation:class="page" draw:id="id11" presentation:style-name="a900" draw:name="Slide Image Placeholder 3">
          <svg:desc/>
        </draw:page-thumbnail>
        <draw:frame draw:id="id12" presentation:style-name="a916" draw:name="Notes Placeholder 4" svg:x="0.75in" svg:y="4.75in" svg:width="6in" svg:height="4.5in" presentation:class="notes" presentation:placeholder="false">
          <draw:text-box>
            <text:p text:style-name="a902" text:class-names="" text:cond-style-name=""><text:span text:style-name="a901" text:class-names="">Click to edit Master text styles</text:span></text:p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Second level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p text:style-name="a910" text:class-names="" text:cond-style-name=""><text:span text:style-name="a9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list text:style-name="a915">
                          <text:list-item>
                            <text:list text:style-name="a915">
                              <text:list-item>
                                <text:p text:style-name="a914" text:class-names="" text:cond-style-name=""><text:span text:style-name="a912" text:class-names="">Fifth level</text:span><text:span text:style-name="a9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919" draw:name="Footer Placeholder 5" svg:x="0in" svg:y="9.49826in" svg:width="3.25in" svg:height="0.5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desc/>
        </draw:frame>
        <draw:frame draw:id="id14" presentation:style-name="a923" draw:name="Slide Number Placeholder 6" svg:x="4.24826in" svg:y="9.49826in" svg:width="3.25in" svg:height="0.5in" presentation:class="page-number" presentation:placeholder="false">
          <draw:text-box>
  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ZigBee Mesh Network</dc:title>
    <meta:initial-creator>jkoh</meta:initial-creator>
    <dc:creator>jkoh</dc:creator>
    <meta:creation-date>2010-01-13T21:09:45Z</meta:creation-date>
    <dc:date>2010-01-13T22:03:01Z</dc:date>
    <meta:template xlink:href="Concourse" xlink:type="simple"/>
    <meta:editing-cycles>6</meta:editing-cycles>
    <meta:editing-duration>PT3172S</meta:editing-duration>
    <meta:document-statistic meta:paragraph-count="26" meta:word-count="51"/>
  </office:meta>
</office:document-meta>
</file>